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5576" officeooo:paragraph-rsid="001c55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PARSEC] Packages to build: <text:s/>splash2x.water_spatial</text:p>
      <text:p text:style-name="P1"></text:p>
      <text:p text:style-name="P1">[PARSEC] [========== Building package splash2x.water_spatial [1] ==========]</text:p>
      <text:p text:style-name="P1">[PARSEC] [---------- Analyzing package splash2x.water_spatial ----------]</text:p>
      <text:p text:style-name="P1">[PARSEC] splash2x.water_spatial depends on: parmacs</text:p>
      <text:p text:style-name="P1">[PARSEC] [---------- Analyzing package parsec.parmacs ----------]</text:p>
      <text:p text:style-name="P1">[PARSEC] Package parsec.parmacs already exists, proceeding.</text:p>
      <text:p text:style-name="P1">[PARSEC] [---------- Building package splash2x.water_spatial ----------]</text:p>
      <text:p text:style-name="P1">[PARSEC] Copying source code of package splash2x.water_spatial.</text:p>
      <text:p text:style-name="P1">[PARSEC] Running 'env version=pthreads /usr/bin/make':</text:p>
      <text:p text:style-name="P1">/usr/bin/m4 -s -Ulen -Uindex /home/lmgajardim/parsec_pthreads/parsec-3.0/pkgs/libs/parmacs/inst/amd64-linux.gcc/m4/parmacs.pthreads.c.m4 split.H &gt; split.h</text:p>
      <text:p text:style-name="P1">/usr/bin/m4 -s -Ulen -Uindex /home/lmgajardim/parsec_pthreads/parsec-3.0/pkgs/libs/parmacs/inst/amd64-linux.gcc/m4/parmacs.pthreads.c.m4 mdvar.H &gt; mdvar.h</text:p>
      <text:p text:style-name="P1">/usr/bin/m4 -s -Ulen -Uindex /home/lmgajardim/parsec_pthreads/parsec-3.0/pkgs/libs/parmacs/inst/amd64-linux.gcc/m4/parmacs.pthreads.c.m4 parameters.H &gt; parameters.h</text:p>
      <text:p text:style-name="P1">/usr/bin/m4 -s -Ulen -Uindex /home/lmgajardim/parsec_pthreads/parsec-3.0/pkgs/libs/parmacs/inst/amd64-linux.gcc/m4/parmacs.pthreads.c.m4 mddata.H &gt; mddata.h</text:p>
      <text:p text:style-name="P1">/usr/bin/m4 -s -Ulen -Uindex /home/lmgajardim/parsec_pthreads/parsec-3.0/pkgs/libs/parmacs/inst/amd64-linux.gcc/m4/parmacs.pthreads.c.m4 global.H &gt; global.h</text:p>
      <text:p text:style-name="P1">/usr/bin/m4 -s -Ulen -Uindex /home/lmgajardim/parsec_pthreads/parsec-3.0/pkgs/libs/parmacs/inst/amd64-linux.gcc/m4/parmacs.pthreads.c.m4 bndry.C &gt; bndry.c</text:p>
      <text:p text:style-name="P1">/usr/bin/gcc -c <text:s/>-O3 -g -funroll-loops -fprefetch-loop-arrays -static-libgcc -Wl,--hash-style=both,--as-needed -DPARSEC_VERSION=3.0-beta-20150206 -O3 -ftree-vectorize -fopt-info-vec -pg -fopenmp -Wall -W -Wmissing-prototypes -Wmissing-declarations -Wredundant-decls -Wdisabled-optimization -Wpadded -Winline -Wpointer-arith -Wsign-compare -Wendif-labels -DENABLE_THREADS -pthread bndry.c</text:p>
      <text:p text:style-name="P1">cc1: error: unrecognized command line option "-fopt-info-vec"</text:p>
      <text:p text:style-name="P1">make: *** [bndry.o] Error 1</text:p>
      <text:p text:style-name="P1">[PARSEC] Error: 'env version=pthreads /usr/bin/make' failed.</text:p>
      <text:p text:style-name="P1">[lmgajardim@service0 parsec-3.0]$ cd ext/splash2x/apps/water_spatial/src</text:p>
      <text:p text:style-name="P1">[lmgajardim@service0 src]$ ls</text:p>
      <text:p text:style-name="P1">bndry.C <text:s text:c="2"/>frcnst.H <text:s/>kineti.C <text:s text:c="2"/>mdvar.H <text:s text:c="6"/>README.water-spatial <text:s/>water.H</text:p>
      <text:p text:style-name="P1">cnst.H <text:s text:c="3"/>global.H <text:s/>Makefile <text:s text:c="2"/>parameters.H <text:s/>run.sh <text:s text:c="15"/>wwpot.H</text:p>
      <text:p text:style-name="P1">cnstnt.C <text:s/>initia.C <text:s/>Makefile~ <text:s/>poteng.C <text:s text:c="5"/>split.H</text:p>
      <text:p text:style-name="P1">cshift.C <text:s/>interf.C <text:s/>mddata.H <text:s text:c="2"/>predcor.C <text:s text:c="4"/>syscons.C</text:p>
      <text:p text:style-name="P1">fileio.H <text:s/>intraf.C <text:s/>mdmain.C <text:s text:c="2"/>randno.H <text:s text:c="5"/>water.C</text:p>
      <text:p text:style-name="P1">[lmgajardim@service0 src]$ gedit Makefile</text:p>
      <text:p text:style-name="P1"></text:p>
      <text:p text:style-name="P1">(gedit:24465): atk-bridge-WARNING **: AT_SPI_REGISTRY was not started at session startup.</text:p>
      <text:p text:style-name="P1"></text:p>
      <text:p text:style-name="P1">(gedit:24465): atk-bridge-WARNING **: IOR not set.</text:p>
      <text:p text:style-name="P1"></text:p>
      <text:p text:style-name="P1">(gedit:24465): atk-bridge-WARNING **: Could not locate registry</text:p>
      <text:p text:style-name="P1">^[[A[lmgajardim@service0 srcd ..</text:p>
      <text:p text:style-name="P1">[lmgajardim@service0 water_spatial]$ cd ..</text:p>
      <text:p text:style-name="P1">[lmgajardim@service0 apps]$ cd ..</text:p>
      <text:p text:style-name="P1">[lmgajardim@service0 splash2x]$ cd ..</text:p>
      <text:p text:style-name="P1">[lmgajardim@service0 ext]$ cd ..</text:p>
      <text:p text:style-name="P1">[lmgajardim@service0 parsec-3.0]$ parsecmgmt -a build -p splash2x.water_spatial</text:p>
      <text:p text:style-name="P1">[PARSEC] Packages to build: <text:s/>splash2x.water_spatial</text:p>
      <text:p text:style-name="P1"><text:soft-page-break/></text:p>
      <text:p text:style-name="P1">[PARSEC] [========== Building package splash2x.water_spatial [1] ==========]</text:p>
      <text:p text:style-name="P1">[PARSEC] [---------- Analyzing package splash2x.water_spatial ----------]</text:p>
      <text:p text:style-name="P1">[PARSEC] splash2x.water_spatial depends on: parmacs</text:p>
      <text:p text:style-name="P1">[PARSEC] [---------- Analyzing package parsec.parmacs ----------]</text:p>
      <text:p text:style-name="P1">[PARSEC] Package parsec.parmacs already exists, proceeding.</text:p>
      <text:p text:style-name="P1">[PARSEC] [---------- Building package splash2x.water_spatial ----------]</text:p>
      <text:p text:style-name="P1">[PARSEC] Removing old build directory.</text:p>
      <text:p text:style-name="P1">[PARSEC] Copying source code of package splash2x.water_spatial.</text:p>
      <text:p text:style-name="P1">[PARSEC] Running 'env version=pthreads /usr/bin/make':</text:p>
      <text:p text:style-name="P1">/usr/bin/m4 -s -Ulen -Uindex /home/lmgajardim/parsec_pthreads/parsec-3.0/pkgs/libs/parmacs/inst/amd64-linux.gcc/m4/parmacs.pthreads.c.m4 split.H &gt; split.h</text:p>
      <text:p text:style-name="P1">/usr/bin/m4 -s -Ulen -Uindex /home/lmgajardim/parsec_pthreads/parsec-3.0/pkgs/libs/parmacs/inst/amd64-linux.gcc/m4/parmacs.pthreads.c.m4 mdvar.H &gt; mdvar.h</text:p>
      <text:p text:style-name="P1">/usr/bin/m4 -s -Ulen -Uindex /home/lmgajardim/parsec_pthreads/parsec-3.0/pkgs/libs/parmacs/inst/amd64-linux.gcc/m4/parmacs.pthreads.c.m4 parameters.H &gt; parameters.h</text:p>
      <text:p text:style-name="P1">/usr/bin/m4 -s -Ulen -Uindex /home/lmgajardim/parsec_pthreads/parsec-3.0/pkgs/libs/parmacs/inst/amd64-linux.gcc/m4/parmacs.pthreads.c.m4 mddata.H &gt; mddata.h</text:p>
      <text:p text:style-name="P1">/usr/bin/m4 -s -Ulen -Uindex /home/lmgajardim/parsec_pthreads/parsec-3.0/pkgs/libs/parmacs/inst/amd64-linux.gcc/m4/parmacs.pthreads.c.m4 global.H &gt; global.h</text:p>
      <text:p text:style-name="P1">/usr/bin/m4 -s -Ulen -Uindex /home/lmgajardim/parsec_pthreads/parsec-3.0/pkgs/libs/parmacs/inst/amd64-linux.gcc/m4/parmacs.pthreads.c.m4 bndry.C &gt; bndry.c</text:p>
      <text:p text:style-name="P1">/usr/bin/gcc -c <text:s/>-O3 -g -funroll-loops -fprefetch-loop-arrays -static-libgcc -Wl,--hash-style=both,--as-needed -DPARSEC_VERSION=3.0-beta-20150206 -O3 -ftree-vectorize -ftree-vectorizer-verbose=3 -ftree-vectorizer-verbose=7 -pg -fopenmp -Wall -W -Wmissing-prototypes -Wmissing-declarations -Wredundant-decls -Wdisabled-optimization -Wpadded -Winline -Wpointer-arith -Wsign-compare -Wendif-labels -DENABLE_THREADS -pthread bndry.c</text:p>
      <text:p text:style-name="P1"></text:p>
      <text:p text:style-name="P1">bndry.C:36: note: not vectorized: multiple nested loops.</text:p>
      <text:p text:style-name="P1">bndry.C:46: note: not vectorized: multiple nested loops.</text:p>
      <text:p text:style-name="P1">bndry.C:51: note: not vectorized: too many BBs in loop.</text:p>
      <text:p text:style-name="P1">bndry.C:51: note: not vectorized: Bad inner loop.</text:p>
      <text:p text:style-name="P1">bndry.C:55: note: not vectorized: too many BBs in loop.</text:p>
      <text:p text:style-name="P1">bndry.C:26: note: vectorized 0 loops in function.</text:p>
      <text:p text:style-name="P1">/usr/bin/m4 -s -Ulen -Uindex /home/lmgajardim/parsec_pthreads/parsec-3.0/pkgs/libs/parmacs/inst/amd64-linux.gcc/m4/parmacs.pthreads.c.m4 water.H &gt; water.h</text:p>
      <text:p text:style-name="P1">/usr/bin/m4 -s -Ulen -Uindex /home/lmgajardim/parsec_pthreads/parsec-3.0/pkgs/libs/parmacs/inst/amd64-linux.gcc/m4/parmacs.pthreads.c.m4 wwpot.H &gt; wwpot.h</text:p>
      <text:p text:style-name="P1">/usr/bin/m4 -s -Ulen -Uindex /home/lmgajardim/parsec_pthreads/parsec-3.0/pkgs/libs/parmacs/inst/amd64-linux.gcc/m4/parmacs.pthreads.c.m4 cnst.H &gt; cnst.h</text:p>
      <text:p text:style-name="P1">/usr/bin/m4 -s -Ulen -Uindex /home/lmgajardim/parsec_pthreads/parsec-3.0/pkgs/libs/parmacs/inst/amd64-linux.gcc/m4/parmacs.pthreads.c.m4 frcnst.H &gt; frcnst.h</text:p>
      <text:p text:style-name="P1">/usr/bin/m4 -s -Ulen -Uindex /home/lmgajardim/parsec_pthreads/parsec-3.0/pkgs/libs/parmacs/inst/amd64-linux.gcc/m4/parmacs.pthreads.c.m4 fileio.H &gt; fileio.h</text:p>
      <text:p text:style-name="P1">/usr/bin/m4 -s -Ulen -Uindex /home/lmgajardim/parsec_pthreads/parsec-3.0/pkgs/libs/parmacs/inst/amd64-linux.gcc/m4/parmacs.pthreads.c.m4 cnstnt.C &gt; cnstnt.c</text:p>
      <text:p text:style-name="P1">/usr/bin/gcc -c <text:s/>-O3 -g -funroll-loops -fprefetch-loop-arrays -static-libgcc -Wl,--hash-style=both,--as-needed -DPARSEC_VERSION=3.0-beta-20150206 -O3 -ftree-vectorize -ftree-vectorizer-verbose=3 -ftree-vectorizer-verbose=7 -pg -fopenmp -Wall -W -Wmissing-prototypes -Wmissing-declarations -Wredundant-decls -Wdisabled-optimization -Wpadded -Winline -Wpointer-arith -Wsign-compare -Wendif-labels -DENABLE_THREADS -pthread cnstnt.c</text:p>
      <text:p text:style-name="P1"><text:soft-page-break/></text:p>
      <text:p text:style-name="P1">cnstnt.C:107: note: not vectorized: number of iterations cannot be computed.</text:p>
      <text:p text:style-name="P1">cnstnt.C:107: note: not vectorized: Bad inner loop.</text:p>
      <text:p text:style-name="P1">cnstnt.C:112: note: not vectorized: number of iterations cannot be computed.</text:p>
      <text:p text:style-name="P1">cnstnt.C:35: note: vectorized 0 loops in function.</text:p>
      <text:p text:style-name="P1">/usr/bin/m4 -s -Ulen -Uindex /home/lmgajardim/parsec_pthreads/parsec-3.0/pkgs/libs/parmacs/inst/amd64-linux.gcc/m4/parmacs.pthreads.c.m4 cshift.C &gt; cshift.c</text:p>
      <text:p text:style-name="P1">/usr/bin/gcc -c <text:s/>-O3 -g -funroll-loops -fprefetch-loop-arrays -static-libgcc -Wl,--hash-style=both,--as-needed -DPARSEC_VERSION=3.0-beta-20150206 -O3 -ftree-vectorize -ftree-vectorizer-verbose=3 -ftree-vectorizer-verbose=7 -pg -fopenmp -Wall -W -Wmissing-prototypes -Wmissing-declarations -Wredundant-decls -Wdisabled-optimization -Wpadded -Winline -Wpointer-arith -Wsign-compare -Wendif-labels -DENABLE_THREADS -pthread cshift.c</text:p>
      <text:p text:style-name="P1"></text:p>
      <text:p text:style-name="P1">cshift.C:55: note: not vectorized: too many BBs in loop.</text:p>
      <text:p text:style-name="P1">cshift.C:55: note: not vectorized: too many BBs in loop.</text:p>
      <text:p text:style-name="P1">cshift.C:55: note: not vectorized: too many BBs in loop.</text:p>
      <text:p text:style-name="P1">cshift.C:55: note: not vectorized: too many BBs in loop.</text:p>
      <text:p text:style-name="P1">cshift.C:33: note: vectorized 0 loops in function.</text:p>
      <text:p text:style-name="P1">/usr/bin/m4 -s -Ulen -Uindex /home/lmgajardim/parsec_pthreads/parsec-3.0/pkgs/libs/parmacs/inst/amd64-linux.gcc/m4/parmacs.pthreads.c.m4 initia.C &gt; initia.c</text:p>
      <text:p text:style-name="P1">/usr/bin/gcc -c <text:s/>-O3 -g -funroll-loops -fprefetch-loop-arrays -static-libgcc -Wl,--hash-style=both,--as-needed -DPARSEC_VERSION=3.0-beta-20150206 -O3 -ftree-vectorize -ftree-vectorizer-verbose=3 -ftree-vectorizer-verbose=7 -pg -fopenmp -Wall -W -Wmissing-prototypes -Wmissing-declarations -Wredundant-decls -Wdisabled-optimization -Wpadded -Winline -Wpointer-arith -Wsign-compare -Wendif-labels -DENABLE_THREADS -pthread initia.c</text:p>
      <text:p text:style-name="P1"></text:p>
      <text:p text:style-name="P1">initia.C:356: note: not vectorized: multiple nested loops.</text:p>
      <text:p text:style-name="P1">initia.C:357: note: not vectorized: multiple nested loops.</text:p>
      <text:p text:style-name="P1">initia.C:358: note: not vectorized: multiple nested loops.</text:p>
      <text:p text:style-name="P1">initia.C:360: note: not vectorized: unexpected loop form.</text:p>
      <text:p text:style-name="P1">initia.C:360: note: not vectorized: Bad inner loop.</text:p>
      <text:p text:style-name="P1">initia.C:361: note: not vectorized: unexpected loop form.</text:p>
      <text:p text:style-name="P1">initia.C:322: note: not vectorized: multiple nested loops.</text:p>
      <text:p text:style-name="P1">initia.C:323: note: not vectorized: multiple nested loops.</text:p>
      <text:p text:style-name="P1">initia.C:324: note: not vectorized: number of iterations cannot be computed.</text:p>
      <text:p text:style-name="P1">initia.C:324: note: not vectorized: Bad inner loop.</text:p>
      <text:p text:style-name="P1">initia.C:326: note: not vectorized: number of iterations cannot be computed.</text:p>
      <text:p text:style-name="P1">initia.C:237: note: not vectorized: multiple nested loops.</text:p>
      <text:p text:style-name="P1">initia.C:241: note: not vectorized: multiple nested loops.</text:p>
      <text:p text:style-name="P1">initia.C:245: note: not vectorized: multiple nested loops.</text:p>
      <text:p text:style-name="P1">initia.C:290: note: not vectorized: number of iterations cannot be computed.</text:p>
      <text:p text:style-name="P1">initia.C:247: note: not vectorized: unexpected loop form.</text:p>
      <text:p text:style-name="P1">initia.C:30: note: vectorized 0 loops in function.</text:p>
      <text:p text:style-name="P1">/usr/bin/m4 -s -Ulen -Uindex /home/lmgajardim/parsec_pthreads/parsec-3.0/pkgs/libs/parmacs/inst/amd64-linux.gcc/m4/parmacs.pthreads.c.m4 interf.C &gt; interf.c</text:p>
      <text:p text:style-name="P1">/usr/bin/gcc -c <text:s/>-O3 -g -funroll-loops -fprefetch-loop-arrays -static-libgcc -Wl,--hash-style=both,--as-needed -DPARSEC_VERSION=3.0-beta-20150206 -O3 -ftree-vectorize -ftree-vectorizer-verbose=3 -ftree-vectorizer-verbose=7 -pg -fopenmp -Wall -W -Wmissing-prototypes -Wmissing-declarations -Wredundant-decls -Wdisabled-optimization -Wpadded -Winline -Wpointer-arith -Wsign-compare -Wendif-labels -DENABLE_THREADS -pthread interf.c</text:p>
      <text:p text:style-name="P1">interf.C: In function ‘INTERF’:</text:p>
      <text:p text:style-name="P1">interf.C:201: warning: comparison between signed and unsigned integer expressions</text:p>
      <text:p text:style-name="P1"><text:soft-page-break/></text:p>
      <text:p text:style-name="P1">interf.C:253: note: Detected interleaving GG[K_3][0] and GG[K_3][1]</text:p>
      <text:p text:style-name="P1">interf.C:253: note: Detected interleaving GG[K_3][0] and GG[K_3][2]</text:p>
      <text:p text:style-name="P1">interf.C:253: note: Detected interleaving GG[K_3][1] and GG[K_3][2]</text:p>
      <text:p text:style-name="P1">interf.C:253: note: vect_model_store_cost: inside_cost = 3, outside_cost = 0 .</text:p>
      <text:p text:style-name="P1">interf.C:253: note: vect_model_simple_cost: inside_cost = 3, outside_cost = 0 .</text:p>
      <text:p text:style-name="P1">interf.C:253: note: Vectorizing an unaligned access.</text:p>
      <text:p text:style-name="P1">interf.C:253: note: Vectorizing an unaligned access.</text:p>
      <text:p text:style-name="P1">interf.C:253: note: not vectorized: unsupported unaligned store.</text:p>
      <text:p text:style-name="P1">interf.C:231: note: vectorized 0 loops in function.</text:p>
      <text:p text:style-name="P1"></text:p>
      <text:p text:style-name="P1">interf.C:63: note: not vectorized: multiple nested loops.</text:p>
      <text:p text:style-name="P1">interf.C:71: note: not vectorized: multiple nested loops.</text:p>
      <text:p text:style-name="P1">interf.C:72: note: not vectorized: multiple nested loops.</text:p>
      <text:p text:style-name="P1">interf.C:73: note: not vectorized: multiple nested loops.</text:p>
      <text:p text:style-name="P1">interf.C:109: note: not vectorized: multiple nested loops.</text:p>
      <text:p text:style-name="P1">interf.C:114: note: not vectorized: too many BBs in loop.</text:p>
      <text:p text:style-name="P1">interf.C:114: note: not vectorized: Bad inner loop.</text:p>
      <text:p text:style-name="P1">interf.C:149: note: not vectorized: too many BBs in loop.</text:p>
      <text:p text:style-name="P1">interf.C:30: note: vectorized 0 loops in function.</text:p>
      <text:p text:style-name="P1">/usr/bin/m4 -s -Ulen -Uindex /home/lmgajardim/parsec_pthreads/parsec-3.0/pkgs/libs/parmacs/inst/amd64-linux.gcc/m4/parmacs.pthreads.c.m4 intraf.C &gt; intraf.c</text:p>
      <text:p text:style-name="P1">/usr/bin/gcc -c <text:s/>-O3 -g -funroll-loops -fprefetch-loop-arrays -static-libgcc -Wl,--hash-style=both,--as-needed -DPARSEC_VERSION=3.0-beta-20150206 -O3 -ftree-vectorize -ftree-vectorizer-verbose=3 -ftree-vectorizer-verbose=7 -pg -fopenmp -Wall -W -Wmissing-prototypes -Wmissing-declarations -Wredundant-decls -Wdisabled-optimization -Wpadded -Winline -Wpointer-arith -Wsign-compare -Wendif-labels -DENABLE_THREADS -pthread intraf.c</text:p>
      <text:p text:style-name="P1"></text:p>
      <text:p text:style-name="P1">intraf.C:150: note: not vectorized: number of iterations cannot be computed.</text:p>
      <text:p text:style-name="P1">intraf.C:150: note: not vectorized: Bad inner loop.</text:p>
      <text:p text:style-name="P1">intraf.C:157: note: not vectorized: number of iterations cannot be computed.</text:p>
      <text:p text:style-name="P1">intraf.C:52: note: not vectorized: number of iterations cannot be computed.</text:p>
      <text:p text:style-name="P1">intraf.C:52: note: not vectorized: Bad inner loop.</text:p>
      <text:p text:style-name="P1">intraf.C:58: note: not vectorized: number of iterations cannot be computed.</text:p>
      <text:p text:style-name="P1">intraf.C:30: note: vectorized 0 loops in function.</text:p>
      <text:p text:style-name="P1">/usr/bin/m4 -s -Ulen -Uindex /home/lmgajardim/parsec_pthreads/parsec-3.0/pkgs/libs/parmacs/inst/amd64-linux.gcc/m4/parmacs.pthreads.c.m4 kineti.C &gt; kineti.c</text:p>
      <text:p text:style-name="P1">/usr/bin/gcc -c <text:s/>-O3 -g -funroll-loops -fprefetch-loop-arrays -static-libgcc -Wl,--hash-style=both,--as-needed -DPARSEC_VERSION=3.0-beta-20150206 -O3 -ftree-vectorize -ftree-vectorizer-verbose=3 -ftree-vectorizer-verbose=7 -pg -fopenmp -Wall -W -Wmissing-prototypes -Wmissing-declarations -Wredundant-decls -Wdisabled-optimization -Wpadded -Winline -Wpointer-arith -Wsign-compare -Wendif-labels -DENABLE_THREADS -pthread kineti.c</text:p>
      <text:p text:style-name="P1"></text:p>
      <text:p text:style-name="P1">kineti.C:38: note: not vectorized: multiple nested loops.</text:p>
      <text:p text:style-name="P1">kineti.C:44: note: not vectorized: number of iterations cannot be computed.</text:p>
      <text:p text:style-name="P1">kineti.C:44: note: not vectorized: Bad inner loop.</text:p>
      <text:p text:style-name="P1">kineti.C:53: note: not vectorized: number of iterations cannot be computed.</text:p>
      <text:p text:style-name="P1">kineti.C:28: note: vectorized 0 loops in function.</text:p>
      <text:p text:style-name="P1">/usr/bin/m4 -s -Ulen -Uindex /home/lmgajardim/parsec_pthreads/parsec-3.0/pkgs/libs/parmacs/inst/amd64-linux.gcc/m4/parmacs.pthreads.c.m4 randno.H &gt; randno.h</text:p>
      <text:p text:style-name="P1">/usr/bin/m4 -s -Ulen -Uindex /home/lmgajardim/parsec_pthreads/parsec-3.0/pkgs/libs/parmacs/inst/amd64-linux.gcc/m4/parmacs.pthreads.c.m4 mdmain.C &gt; mdmain.c</text:p>
      <text:p text:style-name="P1"><text:soft-page-break/>/usr/bin/gcc -c <text:s/>-O3 -g -funroll-loops -fprefetch-loop-arrays -static-libgcc -Wl,--hash-style=both,--as-needed -DPARSEC_VERSION=3.0-beta-20150206 -O3 -ftree-vectorize -ftree-vectorizer-verbose=3 -ftree-vectorizer-verbose=7 -pg -fopenmp -Wall -W -Wmissing-prototypes -Wmissing-declarations -Wredundant-decls -Wdisabled-optimization -Wpadded -Winline -Wpointer-arith -Wsign-compare -Wendif-labels -DENABLE_THREADS -pthread mdmain.c</text:p>
      <text:p text:style-name="P1">mdmain.C: In function ‘MDMAIN’:</text:p>
      <text:p text:style-name="P1">mdmain.C:68: warning: comparison between signed and unsigned integer expressions</text:p>
      <text:p text:style-name="P1">mdmain.C:72: warning: comparison between signed and unsigned integer expressions</text:p>
      <text:p text:style-name="P1">mdmain.C:102: warning: comparison between signed and unsigned integer expressions</text:p>
      <text:p text:style-name="P1">mdmain.C:107: warning: comparison between signed and unsigned integer expressions</text:p>
      <text:p text:style-name="P1">mdmain.C:131: warning: comparison between signed and unsigned integer expressions</text:p>
      <text:p text:style-name="P1">mdmain.C:155: warning: comparison between signed and unsigned integer expressions</text:p>
      <text:p text:style-name="P1">mdmain.C:182: warning: comparison between signed and unsigned integer expressions</text:p>
      <text:p text:style-name="P1"></text:p>
      <text:p text:style-name="P1">mdmain.C:77: note: not vectorized: multiple nested loops.</text:p>
      <text:p text:style-name="P1">mdmain.C:182: note: not vectorized: too many BBs in loop.</text:p>
      <text:p text:style-name="P1">mdmain.C:155: note: not vectorized: too many BBs in loop.</text:p>
      <text:p text:style-name="P1">mdmain.C:131: note: not vectorized: too many BBs in loop.</text:p>
      <text:p text:style-name="P1">mdmain.C:107: note: not vectorized: too many BBs in loop.</text:p>
      <text:p text:style-name="P1">mdmain.C:102: note: not vectorized: too many BBs in loop.</text:p>
      <text:p text:style-name="P1">mdmain.C:44: note: not vectorized: multiple nested loops.</text:p>
      <text:p text:style-name="P1">mdmain.C:45: note: not vectorized: multiple nested loops.</text:p>
      <text:p text:style-name="P1">mdmain.C:46: note: not vectorized: number of iterations cannot be computed.</text:p>
      <text:p text:style-name="P1">mdmain.C:46: note: not vectorized: Bad inner loop.</text:p>
      <text:p text:style-name="P1">mdmain.C:56: note: not vectorized: number of iterations cannot be computed.</text:p>
      <text:p text:style-name="P1">mdmain.C:33: note: vectorized 0 loops in function.</text:p>
      <text:p text:style-name="P1">mdmain.C:38: warning: ‘XTT’ may be used uninitialized in this function</text:p>
      <text:p text:style-name="P1">/usr/bin/m4 -s -Ulen -Uindex /home/lmgajardim/parsec_pthreads/parsec-3.0/pkgs/libs/parmacs/inst/amd64-linux.gcc/m4/parmacs.pthreads.c.m4 poteng.C &gt; poteng.c</text:p>
      <text:p text:style-name="P1">/usr/bin/gcc -c <text:s/>-O3 -g -funroll-loops -fprefetch-loop-arrays -static-libgcc -Wl,--hash-style=both,--as-needed -DPARSEC_VERSION=3.0-beta-20150206 -O3 -ftree-vectorize -ftree-vectorizer-verbose=3 -ftree-vectorizer-verbose=7 -pg -fopenmp -Wall -W -Wmissing-prototypes -Wmissing-declarations -Wredundant-decls -Wdisabled-optimization -Wpadded -Winline -Wpointer-arith -Wsign-compare -Wendif-labels -DENABLE_THREADS -pthread poteng.c</text:p>
      <text:p text:style-name="P1">poteng.C: In function ‘POTENG’:</text:p>
      <text:p text:style-name="P1">poteng.C:123: warning: implicit declaration of function ‘printf’</text:p>
      <text:p text:style-name="P1">poteng.C:123: warning: incompatible implicit declaration of built-in function ‘printf’</text:p>
      <text:p text:style-name="P1">poteng.C:123: warning: comparison between signed and unsigned integer expressions</text:p>
      <text:p text:style-name="P1"></text:p>
      <text:p text:style-name="P1">poteng.C:130: note: not vectorized: multiple nested loops.</text:p>
      <text:p text:style-name="P1">poteng.C:138: note: not vectorized: multiple nested loops.</text:p>
      <text:p text:style-name="P1">poteng.C:139: note: not vectorized: multiple nested loops.</text:p>
      <text:p text:style-name="P1">poteng.C:140: note: not vectorized: multiple nested loops.</text:p>
      <text:p text:style-name="P1">poteng.C:174: note: not vectorized: too many BBs in loop.</text:p>
      <text:p text:style-name="P1">poteng.C:174: note: not vectorized: Bad inner loop.</text:p>
      <text:p text:style-name="P1">poteng.C:177: note: not vectorized: too many BBs in loop.</text:p>
      <text:p text:style-name="P1">poteng.C:29: note: vectorized 0 loops in function.</text:p>
      <text:p text:style-name="P1">/usr/bin/m4 -s -Ulen -Uindex /home/lmgajardim/parsec_pthreads/parsec-3.0/pkgs/libs/parmacs/inst/amd64-linux.gcc/m4/parmacs.pthreads.c.m4 predcor.C &gt; predcor.c</text:p>
      <text:p text:style-name="P1">/usr/bin/gcc -c <text:s/>-O3 -g -funroll-loops -fprefetch-loop-arrays -static-libgcc -Wl,--hash-style=both,--as-needed -DPARSEC_VERSION=3.0-beta-20150206 -O3 -ftree-vectorize -ftree-vectorizer-verbose=3 -ftree-vectorizer-verbose=7 -pg -fopenmp -Wall -W -Wmissing-prototypes -Wmissing-<text:soft-page-break/>declarations -Wredundant-decls -Wdisabled-optimization -Wpadded -Winline -Wpointer-arith -Wsign-compare -Wendif-labels -DENABLE_THREADS -pthread predcor.c</text:p>
      <text:p text:style-name="P1"></text:p>
      <text:p text:style-name="P1">predcor.C:44: note: not vectorized: multiple nested loops.</text:p>
      <text:p text:style-name="P1">predcor.C:54: note: not vectorized: multiple nested loops.</text:p>
      <text:p text:style-name="P1">predcor.C:60: note: not vectorized: multiple nested loops.</text:p>
      <text:p text:style-name="P1">predcor.C:61: note: not vectorized: multiple nested loops.</text:p>
      <text:p text:style-name="P1">predcor.C:62: note: not vectorized: number of iterations cannot be computed.</text:p>
      <text:p text:style-name="P1">predcor.C:62: note: not vectorized: Bad inner loop.</text:p>
      <text:p text:style-name="P1">predcor.C:66: note: not vectorized: number of iterations cannot be computed.</text:p>
      <text:p text:style-name="P1">predcor.C:30: note: vectorized 0 loops in function.</text:p>
      <text:p text:style-name="P1"></text:p>
      <text:p text:style-name="P1">predcor.C:102: note: not vectorized: multiple nested loops.</text:p>
      <text:p text:style-name="P1">predcor.C:111: note: not vectorized: multiple nested loops.</text:p>
      <text:p text:style-name="P1">predcor.C:113: note: not vectorized: multiple nested loops.</text:p>
      <text:p text:style-name="P1">predcor.C:114: note: not vectorized: too many BBs in loop.</text:p>
      <text:p text:style-name="P1">predcor.C:117: note: Unknown alignment for access: *curr_ptr_62</text:p>
      <text:p text:style-name="P1">predcor.C:117: note: Unknown alignment for access: *curr_ptr_62</text:p>
      <text:p text:style-name="P1">predcor.C:117: note: dependence distance <text:s/>= 0.</text:p>
      <text:p text:style-name="P1">predcor.C:117: note: accesses have the same alignment.</text:p>
      <text:p text:style-name="P1">predcor.C:117: note: dependence distance modulo vf == 0 between curr_ptr_62-&gt;mol.F[func_82][dir_76][atom_80] and curr_ptr_62-&gt;mol.F[func_82][dir_76][atom_80]</text:p>
      <text:p text:style-name="P1">predcor.C:117: note: versioning for alias required: can't determine dependence between *D.3627D.3627_49 and curr_ptr_62-&gt;mol.F[func_82][dir_76][atom_80]</text:p>
      <text:p text:style-name="P1">predcor.C:117: note: mark for run-time aliasing test between *D.3627D.3627_49 and curr_ptr_62-&gt;mol.F[func_82][dir_76][atom_80]</text:p>
      <text:p text:style-name="P1">predcor.C:117: note: not vectorized: complicated access pattern.</text:p>
      <text:p text:style-name="P1">predcor.C:86: note: vectorized 0 loops in function.</text:p>
      <text:p text:style-name="P1">/usr/bin/m4 -s -Ulen -Uindex /home/lmgajardim/parsec_pthreads/parsec-3.0/pkgs/libs/parmacs/inst/amd64-linux.gcc/m4/parmacs.pthreads.c.m4 syscons.C &gt; syscons.c</text:p>
      <text:p text:style-name="P1">/usr/bin/gcc -c <text:s/>-O3 -g -funroll-loops -fprefetch-loop-arrays -static-libgcc -Wl,--hash-style=both,--as-needed -DPARSEC_VERSION=3.0-beta-20150206 -O3 -ftree-vectorize -ftree-vectorizer-verbose=3 -ftree-vectorizer-verbose=7 -pg -fopenmp -Wall -W -Wmissing-prototypes -Wmissing-declarations -Wredundant-decls -Wdisabled-optimization -Wpadded -Winline -Wpointer-arith -Wsign-compare -Wendif-labels -DENABLE_THREADS -pthread syscons.c</text:p>
      <text:p text:style-name="P1">/usr/bin/m4 -s -Ulen -Uindex /home/lmgajardim/parsec_pthreads/parsec-3.0/pkgs/libs/parmacs/inst/amd64-linux.gcc/m4/parmacs.pthreads.c.m4 water.C &gt; water.c</text:p>
      <text:p text:style-name="P1">/usr/bin/gcc -c <text:s/>-O3 -g -funroll-loops -fprefetch-loop-arrays -static-libgcc -Wl,--hash-style=both,--as-needed -DPARSEC_VERSION=3.0-beta-20150206 -O3 -ftree-vectorize -ftree-vectorizer-verbose=3 -ftree-vectorizer-verbose=7 -pg -fopenmp -Wall -W -Wmissing-prototypes -Wmissing-declarations -Wredundant-decls -Wdisabled-optimization -Wpadded -Winline -Wpointer-arith -Wsign-compare -Wendif-labels -DENABLE_THREADS -pthread water.c</text:p>
      <text:p text:style-name="P1">water.C: In function ‘main’:</text:p>
      <text:p text:style-name="P1">water.C:354: warning: comparison between signed and unsigned integer expressions</text:p>
      <text:p text:style-name="P1"></text:p>
      <text:p text:style-name="P1">water.C:298: note: not vectorized: multiple nested loops.</text:p>
      <text:p text:style-name="P1">water.C:300: note: not vectorized: number of iterations cannot be computed.</text:p>
      <text:p text:style-name="P1">water.C:300: note: not vectorized: Bad inner loop.</text:p>
      <text:p text:style-name="P1">water.C:302: note: not vectorized: number of iterations cannot be computed.</text:p>
      <text:p text:style-name="P1">water.C:291: note: not vectorized: number of iterations cannot be computed.</text:p>
      <text:p text:style-name="P1">water.C:286: note: not vectorized: number of iterations cannot be computed.</text:p>
      <text:p text:style-name="P1">water.C:243: note: not vectorized: multiple nested loops.</text:p>
      <text:p text:style-name="P1"><text:soft-page-break/>water.C:250: note: not vectorized: multiple nested loops.</text:p>
      <text:p text:style-name="P1">water.C:257: note: not vectorized: too many BBs in loop.</text:p>
      <text:p text:style-name="P1">water.C:257: note: not vectorized: too many BBs in loop.</text:p>
      <text:p text:style-name="P1">water.C:257: note: not vectorized: too many BBs in loop.</text:p>
      <text:p text:style-name="P1">water.C:257: note: not vectorized: too many BBs in loop.</text:p>
      <text:p text:style-name="P1">water.C:205: note: not vectorized: number of iterations cannot be computed.</text:p>
      <text:p text:style-name="P1">water.C:205: note: not vectorized: Bad inner loop.</text:p>
      <text:p text:style-name="P1">water.C:208: note: not vectorized: number of iterations cannot be computed.</text:p>
      <text:p text:style-name="P1">water.C:193: note: not vectorized: unexpected loop form.</text:p>
      <text:p text:style-name="P1">water.C:109: note: vectorized 0 loops in function.</text:p>
      <text:p text:style-name="P1">water.C:174: warning: ‘zprocs’ may be used uninitialized in this function</text:p>
      <text:p text:style-name="P1">/usr/bin/gcc bndry.o cnstnt.o cshift.o initia.o interf.o intraf.o kineti.o mdmain.o poteng.o predcor.o syscons.o water.o <text:s/>-O3 -g -funroll-loops -fprefetch-loop-arrays -static-libgcc -Wl,--hash-style=both,--as-needed -DPARSEC_VERSION=3.0-beta-20150206 -O3 -ftree-vectorize -ftree-vectorizer-verbose=3 -ftree-vectorizer-verbose=7 -pg -fopenmp -Wall -W -Wmissing-prototypes -Wmissing-declarations -Wredundant-decls -Wdisabled-optimization -Wpadded -Winline -Wpointer-arith -Wsign-compare -Wendif-labels -DENABLE_THREADS -pthread -o water_spatial -L/usr/lib64 -L/usr/lib -lm <text:s/></text:p>
      <text:p text:style-name="P1">[PARSEC] Running 'env version=pthreads /usr/bin/make install':</text:p>
      <text:p text:style-name="P1">mkdir -p /home/lmgajardim/parsec_pthreads/parsec-3.0/ext/splash2x/apps/water_spatial/inst/amd64-linux.gcc/bin</text:p>
      <text:p text:style-name="P1">cp -f water_spatial /home/lmgajardim/parsec_pthreads/parsec-3.0/ext/splash2x/apps/water_spatial/inst/amd64-linux.gcc/bin/water_spatial</text:p>
      <text:p text:style-name="P1">cp -f run.sh /home/lmgajardim/parsec_pthreads/parsec-3.0/ext/splash2x/apps/water_spatial/inst/amd64-linux.gcc/bin/run.sh</text:p>
      <text:p text:style-name="P1">[PARSEC]</text:p>
      <text:p text:style-name="P1">[PARSEC] BIBLIOGRAPHY</text:p>
      <text:p text:style-name="P1">[PARSEC]</text:p>
      <text:p text:style-name="P1">[PARSEC] [1] Woo et al. The SPLASH-2 Programs: Characterization and Methodological Considerations. ISCA, 1995.</text:p>
      <text:p text:style-name="P1">[PARSEC]</text:p>
      <text:p text:style-name="P1">[PARSEC] Done.</text:p>
      <text:p text:style-name="P1">[lmgajardim@service0 parsec-3.0]$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2:24:58.974546433</meta:creation-date>
    <dc:date>2019-09-19T12:30:20.888477352</dc:date>
    <meta:editing-duration>P0D</meta:editing-duration>
    <meta:editing-cycles>1</meta:editing-cycles>
    <meta:generator>LibreOffice/4.2.8.2$Linux_x86 LibreOffice_project/420m0$Build-2</meta:generator>
    <meta:document-statistic meta:table-count="0" meta:image-count="0" meta:object-count="0" meta:page-count="7" meta:paragraph-count="249" meta:word-count="2045" meta:character-count="22347" meta:non-whitespace-character-count="20239"/>
  </office:meta>
</office:document-meta>
</file>